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0a3ab24000" style:family="table" style:master-page-name="ta-mp-0x7f0a3ab24000">
      <style:table-properties table:display="true" style:writing-mode="lr-tb"/>
    </style:style>
    <style:style style:name="ta-0x7f0a3ab241f0" style:family="table" style:master-page-name="ta-mp-0x7f0a3ab241f0">
      <style:table-properties table:display="true" style:writing-mode="lr-tb"/>
    </style:style>
    <style:style style:name="ta-0x7f0a3ab243e0" style:family="table" style:master-page-name="ta-mp-0x7f0a3ab243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0a3ab2d358" style:family="table-cell" style:data-style-name="General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a3ab2d230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a3ab2c0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a3ab2c2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a3ab2c3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8.00pt" style:use-optimal-column-width="true"/>
    </style:style>
    <style:style style:name="ACOL-2" style:family="table-column">
      <style:table-column-properties style:column-width="69.00pt" style:use-optimal-column-width="true"/>
    </style:style>
    <style:style style:name="ACOL-3" style:family="table-column">
      <style:table-column-properties style:column-width="46.49pt" style:use-optimal-column-width="true"/>
    </style:style>
    <style:style style:name="ACOL-4" style:family="table-column">
      <style:table-column-properties style:column-width="79.51pt" style:use-optimal-column-width="true"/>
    </style:style>
    <style:style style:name="ACOL-5" style:family="table-column">
      <style:table-column-properties style:column-width="47.99pt" style:use-optimal-column-width="true"/>
    </style:style>
    <style:style style:name="ACOL-6" style:family="table-column"/>
    <style:style style:name="AROW-1" style:family="table-row">
      <style:table-row-properties style:row-height="12.81pt" style:use-optimal-row-height="true"/>
    </style:style>
    <style:style style:name="AROW-2" style:family="table-row"/>
    <style:style style:name="AROW-3" style:family="table-row">
      <style:table-row-properties style:row-height="12.7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1" table:style-name="ta-0x7f0a3ab2400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 table:number-columns-repeated="253"/>
        <table:table-column table:style-name="ACOL-0" table:number-columns-repeated="255"/>
        <table:table-row table:style-name="AROW-1">
          <table:table-cell table:style-name="ACE-0x7f0a3ab2d358" office:value-type="string">
            <text:p>id</text:p>
          </table:table-cell>
          <table:table-cell table:style-name="ACE-0x7f0a3ab2d358" office:value-type="string">
            <text:p>nom</text:p>
          </table:table-cell>
          <table:table-cell table:style-name="ACE-0x7f0a3ab2d358" office:value-type="string">
            <text:p>prénom</text:p>
          </table:table-cell>
          <table:table-cell table:style-name="ACE-0x7f0a3ab2d358" office:value-type="string">
            <text:p>date_naissance</text:p>
          </table:table-cell>
          <table:table-cell table:number-columns-repeated="508" table:style-name="Gnumeric-default"/>
        </table:table-row>
        <table:table-row table:style-name="AROW-1">
          <table:table-cell table:style-name="ACE-0x7f0a3ab2d230" office:value-type="float" office:value="1">
            <text:p>1</text:p>
          </table:table-cell>
          <table:table-cell table:style-name="ACE-0x7f0a3ab2d230" office:value-type="string">
            <text:p>Kubrick</text:p>
          </table:table-cell>
          <table:table-cell table:style-name="ACE-0x7f0a3ab2d230" office:value-type="string">
            <text:p>Stanley</text:p>
          </table:table-cell>
          <table:table-cell table:style-name="ACE-0x7f0a3ab2d230" office:value-type="float" office:value="1928">
            <text:p>1928</text:p>
          </table:table-cell>
          <table:table-cell table:number-columns-repeated="508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Spielberg</text:p>
          </table:table-cell>
          <table:table-cell table:style-name="Gnumeric-default" office:value-type="string">
            <text:p>Steven</text:p>
          </table:table-cell>
          <table:table-cell table:style-name="Gnumeric-default" office:value-type="float" office:value="1946">
            <text:p>1946</text:p>
          </table:table-cell>
          <table:table-cell table:number-columns-repeated="508" table:style-name="Gnumeric-default"/>
        </table:table-row>
        <table:table-row table:style-name="AROW-1">
          <table:table-cell table:style-name="ACE-0x7f0a3ab2d230" office:value-type="float" office:value="3">
            <text:p>3</text:p>
          </table:table-cell>
          <table:table-cell table:style-name="ACE-0x7f0a3ab2d230" office:value-type="string">
            <text:p>Eastwood</text:p>
          </table:table-cell>
          <table:table-cell table:style-name="ACE-0x7f0a3ab2d230" office:value-type="string">
            <text:p>Clint</text:p>
          </table:table-cell>
          <table:table-cell table:style-name="ACE-0x7f0a3ab2d230" office:value-type="float" office:value="1930">
            <text:p>1930</text:p>
          </table:table-cell>
          <table:table-cell table:number-columns-repeated="508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Cumberbatch</text:p>
          </table:table-cell>
          <table:table-cell table:style-name="Gnumeric-default" office:value-type="string">
            <text:p>Benedict</text:p>
          </table:table-cell>
          <table:table-cell table:style-name="Gnumeric-default" office:value-type="float" office:value="1976">
            <text:p>1976</text:p>
          </table:table-cell>
          <table:table-cell table:number-columns-repeated="508" table:style-name="Gnumeric-default"/>
        </table:table-row>
        <table:table-row table:style-name="AROW-1">
          <table:table-cell table:style-name="ACE-0x7f0a3ab2d230" office:value-type="float" office:value="5">
            <text:p>5</text:p>
          </table:table-cell>
          <table:table-cell table:style-name="ACE-0x7f0a3ab2d230" office:value-type="string">
            <text:p>Freeman</text:p>
          </table:table-cell>
          <table:table-cell table:style-name="ACE-0x7f0a3ab2d230" office:value-type="string">
            <text:p>Martin</text:p>
          </table:table-cell>
          <table:table-cell table:style-name="ACE-0x7f0a3ab2d230" office:value-type="float" office:value="1971">
            <text:p>1971</text:p>
          </table:table-cell>
          <table:table-cell table:number-columns-repeated="508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Leone</text:p>
          </table:table-cell>
          <table:table-cell table:style-name="Gnumeric-default" office:value-type="string">
            <text:p>Sergio</text:p>
          </table:table-cell>
          <table:table-cell table:style-name="Gnumeric-default" office:value-type="float" office:value="1929">
            <text:p>1929</text:p>
          </table:table-cell>
          <table:table-cell table:number-columns-repeated="508" table:style-name="Gnumeric-default"/>
        </table:table-row>
        <table:table-row table:style-name="AROW-1">
          <table:table-cell table:style-name="ACE-0x7f0a3ab2d230" office:value-type="float" office:value="7">
            <text:p>7</text:p>
          </table:table-cell>
          <table:table-cell table:style-name="ACE-0x7f0a3ab2d230" office:value-type="string">
            <text:p>McGuigan</text:p>
          </table:table-cell>
          <table:table-cell table:style-name="ACE-0x7f0a3ab2d230" office:value-type="string">
            <text:p>Paul</text:p>
          </table:table-cell>
          <table:table-cell table:style-name="ACE-0x7f0a3ab2d230" office:value-type="float" office:value="1963">
            <text:p>1963</text:p>
          </table:table-cell>
          <table:table-cell table:number-columns-repeated="508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Sellers</text:p>
          </table:table-cell>
          <table:table-cell table:style-name="Gnumeric-default" office:value-type="string">
            <text:p>Peter</text:p>
          </table:table-cell>
          <table:table-cell table:style-name="Gnumeric-default" office:value-type="float" office:value="1925">
            <text:p>1925</text:p>
          </table:table-cell>
          <table:table-cell table:number-columns-repeated="508" table:style-name="Gnumeric-default"/>
        </table:table-row>
        <table:table-row table:style-name="AROW-0" table:number-rows-repeated="119">
          <table:table-cell table:number-columns-repeated="512"/>
        </table:table-row>
        <table:named-expressions>
          <table:named-expression table:name="Print_Area" table:expression="of:=#REF!" table:base-cell-address="$'Feuille1'.$A$1"/>
          <table:named-expression table:name="Sheet_Title" table:expression="of:=&quot;Feuille1&quot;" table:base-cell-address="$'Feuille1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Feuille2" table:style-name="ta-0x7f0a3ab241f0" table:print="true">
        <office:forms form:automatic-focus="false" form:apply-design-mode="false">
          <form:form/>
        </office:forms>
        <table:table-column table:default-cell-style-name="ACE-0x7f0a3ab2c200" table:style-name="ACOL-5"/>
        <table:table-column table:default-cell-style-name="ACE-0x7f0a3ab2c200" table:style-name="ACOL-5" table:number-columns-repeated="255"/>
        <table:table-row table:style-name="AROW-3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2'.$A$1"/>
          <table:named-expression table:name="Sheet_Title" table:expression="of:=&quot;Feuille2&quot;" table:base-cell-address="$'Feui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Feuille3" table:style-name="ta-0x7f0a3ab243e0" table:print="true">
        <office:forms form:automatic-focus="false" form:apply-design-mode="false">
          <form:form/>
        </office:forms>
        <table:table-column table:default-cell-style-name="ACE-0x7f0a3ab2c328" table:style-name="ACOL-5"/>
        <table:table-column table:default-cell-style-name="ACE-0x7f0a3ab2c328" table:style-name="ACOL-5" table:number-columns-repeated="255"/>
        <table:table-row table:style-name="AROW-3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3'.$A$1"/>
          <table:named-expression table:name="Sheet_Title" table:expression="of:=&quot;Feuille3&quot;" table:base-cell-address="$'Feui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0a3aaf10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7f0a3aae72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7f0a3ab067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</office:automatic-styles>
  <office:master-styles>
    <style:master-page style:name="ta-mp-0x7f0a3ab24000" style:display-name="Feuille1" style:page-layout-name="pl-0x7f0a3aaf10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a3ab241f0" style:display-name="Feuille2" style:page-layout-name="pl-0x7f0a3aae7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a3ab243e0" style:display-name="Feuille3" style:page-layout-name="pl-0x7f0a3ab067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23T15:35:22Z</dc:date>
    <meta:creation-date>2016-03-23T14:15:42Z</meta:creation-date>
    <meta:editing-cycles>2</meta:editing-cycles>
    <meta:editing-duration>PT12S</meta:editing-duration>
    <meta:generator>gnumeric/1.12.9</meta:generator>
  </office:meta>
</office:document-meta>
</file>